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stextextractor</text:p>
      <text:p text:style-name="Standard">odt par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Keller</meta:initial-creator>
    <meta:creation-date>2014-11-10T15:47:09</meta:creation-date>
    <dc:date>2014-11-10T16:08:31</dc:date>
    <dc:creator>Emmanuel Keller</dc:creator>
    <meta:editing-duration>PT55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2" meta:word-count="3" meta:character-count="26"/>
  </office:meta>
</office:document-meta>
</file>